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fo:color="#004dbb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fo:color="#004dbb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Shop </text:span></text:p>
      <text:p text:style-name="P2"><draw:frame text:anchor-type="as-char" svg:width="152.40mm" svg:height="81.23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3">Steps :</text:span></text:p>
      <text:p text:style-name="P3"><text:span text:style-name="T3">Install </text:span></text:p>
      <text:p text:style-name="P3"><text:span text:style-name="T4"><text:s text:c="2"/>"dependencies": {</text:span></text:p>
      <text:p text:style-name="P3"><text:span text:style-name="T4"><text:s text:c="4"/>"dotenv": "^16.3.1",</text:span></text:p>
      <text:p text:style-name="P3"><text:span text:style-name="T4"><text:s text:c="4"/>"express": "^4.18.2",</text:span></text:p>
      <text:p text:style-name="P3"><text:span text:style-name="T4"><text:s text:c="4"/>"mongodb": "^6.3.0",</text:span></text:p>
      <text:p text:style-name="P3"><text:span text:style-name="T4"><text:s text:c="4"/>"mongoose": "^8.0.3",</text:span></text:p>
      <text:p text:style-name="P3"><text:span text:style-name="T4"><text:s text:c="4"/>"next": "14.0.4",</text:span></text:p>
      <text:p text:style-name="P3"><text:span text:style-name="T4"><text:s text:c="4"/>"react": "^18",</text:span></text:p>
      <text:p text:style-name="P3"><text:span text:style-name="T4"><text:s text:c="4"/>"react-dom": "^18"</text:span></text:p>
      <text:p text:style-name="P3"><text:span text:style-name="T4"><text:s text:c="2"/>}</text:span></text:p>
      <text:p text:style-name="P4"><text:span text:style-name="T5">.env</text:span></text:p>
      <text:p text:style-name="P4"><text:span text:style-name="T5">npm i dotenv </text:span></text:p>
      <text:p text:style-name="P4"><text:span text:style-name="T6">MONGODB_URL = "mongodb+srv://christj77:1234@cluster0.aqo88ro.mongodb.net/?retryWrites=true&amp;w=majority";</text:span></text:p>
      <text:p text:style-name="P5"><text:span text:style-name="T7"/></text:p>
      <text:p text:style-name="P5"><text:span text:style-name="T8">PS C:\Users\user\Desktop\TheShop\my-app&gt;<text:s/></text:span><text:span text:style-name="T9">npx create-react-app my-app</text:span></text:p>
      <text:p text:style-name="P5"><text:span text:style-name="T10"/></text:p>
      <text:p text:style-name="P6"><draw:frame text:anchor-type="as-char" svg:width="152.40mm" svg:height="81.23mm" style:rel-width="scale" style:rel-height="scale"><draw:object-ole xlink:href="OleObj2"/><draw:image xlink:href="ObjectReplacements/OleObj2"/></draw:frame><text:span text:style-name="T10"/></text:p>
      <text:p text:style-name="P6"><text:span text:style-name="T11">Files:</text:span></text:p>
      <text:p text:style-name="P6"><text:span text:style-name="T12">Lib-&gt;Mongoose.js</text:span></text:p>
      <text:p text:style-name="P6"><text:span text:style-name="T13">import { iniMongoose } from "@/lib/mongoose"</text:span></text:p>
      <text:p text:style-name="P6"><text:span text:style-name="T13">import mongoose, { connection } from "mongoose";</text:span></text:p>
      <text:p text:style-name="P6"><text:span text:style-name="T13"><text:s/>export async function<text:s text:c="2"/>initMongoose() {</text:span></text:p>
      <text:p text:style-name="P6"><text:span text:style-name="T13"><text:s text:c="4"/>if(mongoose.connection.readyState===1){</text:span></text:p>
      <text:p text:style-name="P6"><text:span text:style-name="T13"><text:s text:c="12"/>return await mongoose.connection.asPromise</text:span></text:p>
      <text:p text:style-name="P6"><text:span text:style-name="T13"><text:s text:c="4"/>}</text:span></text:p>
      <text:p text:style-name="P6"><text:span text:style-name="T13"><text:s text:c="2"/>return<text:s text:c="2"/>await mongoose.initMongoose(process.env.MONGODB_URL, {</text:span></text:p>
      <text:p text:style-name="P6"><text:span text:style-name="T13"><text:s text:c="7"/>});</text:span></text:p>
      <text:p text:style-name="P6"><text:span text:style-name="T13">}</text:span></text:p>
      <text:p text:style-name="P6"><text:span text:style-name="T14"/></text:p>
      <text:p text:style-name="P6"><text:span text:style-name="T15">------------------------------------------------------------------------------------------------------------------</text:span></text:p>
      <text:p text:style-name="P6"><text:span text:style-name="T16">Models-&gt;products.js</text:span></text:p>
      <text:p text:style-name="P6"><text:span text:style-name="T17">import { Schema,<text:s text:c="2"/>model } from<text:s text:c="2"/>"mongoose";</text:span></text:p>
      <text:p text:style-name="P6"><text:span text:style-name="T18"/></text:p>
      <text:p text:style-name="P6"><text:span text:style-name="T19">const ProductSchema = new Schema({</text:span></text:p>
      <text:p text:style-name="P6"><text:span text:style-name="T19"><text:s text:c="4"/>name: String,</text:span></text:p>
      <text:p text:style-name="P6"><text:span text:style-name="T19"><text:s text:c="4"/>description: String,</text:span></text:p>
      <text:p text:style-name="P6"><text:span text:style-name="T19"><text:s text:c="4"/>price: Number,</text:span></text:p>
      <text:p text:style-name="P6"><text:span text:style-name="T19"><text:s text:c="4"/>category: String,</text:span></text:p>
      <text:p text:style-name="P6"><text:span text:style-name="T19"><text:s text:c="4"/>picture: String,</text:span></text:p>
      <text:p text:style-name="P6"><text:span text:style-name="T20"/></text:p>
      <text:p text:style-name="P6"><text:span text:style-name="T21">});</text:span></text:p>
      <text:p text:style-name="P6"><text:span text:style-name="T21">const Product = model.Product<text:s text:c="2"/>;</text:span></text:p>
      <text:p text:style-name="P6"><text:span text:style-name="T21">export default Product;</text:span></text:p>
      <text:p text:style-name="P6"><text:span text:style-name="T21">-------------------------------------------------------------------------------------------------------------------</text:span></text:p>
      <text:p text:style-name="P6"><text:span text:style-name="T22">Pages-&gt;Api-&gt;products.js</text:span></text:p>
      <text:p text:style-name="P6"><text:span text:style-name="T23"/></text:p>
      <text:p text:style-name="P6"><text:span text:style-name="T24">import { MongoClient } from 'mongodb';</text:span></text:p>
      <text:p text:style-name="P6"><text:span text:style-name="T25"/></text:p>
      <text:p text:style-name="P6"><text:span text:style-name="T26">// Replace 'YOUR_MONGODB_CONNECTION_STRING' with your actual MongoDB connection string</text:span></text:p>
      <text:p text:style-name="P6"><text:span text:style-name="T26">const uri = 'mongodb+srv://christj77:1234@cluster0.aqo88ro.mongodb.net/TheShop?retryWrites=true&amp;w=majority';</text:span></text:p>
      <text:p text:style-name="P6"><text:span text:style-name="T26">const client = new MongoClient(uri, { useNewUrlParser: true, useUnifiedTopology: true });</text:span></text:p>
      <text:p text:style-name="P6"><text:span text:style-name="T26">import Product from '@/models/product';</text:span></text:p>
      <text:p text:style-name="P6"><text:span text:style-name="T26">export default async function handler(req, res) {</text:span></text:p>
      <text:p text:style-name="P6"><text:span text:style-name="T26"><text:s text:c="2"/>try {</text:span></text:p>
      <text:p text:style-name="P6"><text:span text:style-name="T26"><text:s text:c="4"/>await client.connect();</text:span></text:p>
      <text:p text:style-name="P6"><text:span text:style-name="T26"><text:s text:c="4"/>console.log('Connected to the database');</text:span></text:p>
      <text:p text:style-name="P6"><text:span text:style-name="T26"><text:s text:c="4"/>const database = client.db('TheShop'); // Replace 'your_database_name' with your actual database name</text:span></text:p>
      <text:p text:style-name="P6"><text:span text:style-name="T26"><text:s text:c="4"/>const products = await database.collection('Products').find({}).toArray();</text:span></text:p>
      <text:p text:style-name="P6"><text:span text:style-name="T26"><text:s text:c="4"/>console.log('Display the products');</text:span></text:p>
      <text:p text:style-name="P6"><text:span text:style-name="T26"><text:s text:c="4"/>res.status(200).json({ products });</text:span></text:p>
      <text:p text:style-name="P6"><text:span text:style-name="T26"><text:s text:c="2"/>} catch (error) {</text:span></text:p>
      <text:p text:style-name="P6"><text:span text:style-name="T26"><text:s text:c="4"/>console.error('Error connecting to the database or fetching products:', error);</text:span></text:p>
      <text:p text:style-name="P6"><text:span text:style-name="T26"><text:s text:c="4"/>res.status(500).json({ error: 'Failed to fetch the data' });</text:span></text:p>
      <text:p text:style-name="P6"><text:span text:style-name="T26"><text:s text:c="2"/>} finally {</text:span></text:p>
      <text:p text:style-name="P6"><text:span text:style-name="T26"><text:s text:c="4"/>// Close the connection after fetching data</text:span></text:p>
      <text:p text:style-name="P6"><text:span text:style-name="T26"><text:s text:c="4"/>await client.close();</text:span></text:p>
      <text:p text:style-name="P6"><text:span text:style-name="T26"><text:s text:c="2"/>}</text:span></text:p>
      <text:p text:style-name="P6"><text:span text:style-name="T26">}</text:span></text:p>
      <text:p text:style-name="P6"><text:span text:style-name="T26">-------------------------------------------------------------------------------------------------------------------</text:span></text:p>
      <text:p text:style-name="P6"><text:span text:style-name="T27">index.js</text:span></text:p>
      <text:p text:style-name="P6"><text:span text:style-name="T28">export default function Home() {</text:span></text:p>
      <text:p text:style-name="P6"><text:span text:style-name="T28"><text:s text:c="2"/>return (</text:span></text:p>
      <text:p text:style-name="P6"><text:span text:style-name="T28"><text:s text:c="4"/>&lt;div className="p-5"&gt;</text:span></text:p>
      <text:p text:style-name="P6"><text:span text:style-name="T28"><text:s text:c="6"/>&lt;div&gt;</text:span></text:p>
      <text:p text:style-name="P6"><text:span text:style-name="T28"><text:s text:c="8"/>{/*this div is for category */}</text:span></text:p>
      <text:p text:style-name="P6"><text:span text:style-name="T28"><text:s text:c="8"/>&lt;h2 className="text-2xl"&gt;Mobiles&lt;/h2&gt;</text:span></text:p>
      <text:p text:style-name="P6"><text:span text:style-name="T28"><text:s text:c="8"/>{/*this div is for actual phone<text:s text:c="2"/>*/}</text:span></text:p>
      <text:p text:style-name="P6"><text:span text:style-name="T28"><text:s text:c="8"/>&lt;div className="bg-brown-100 py-4"&gt;</text:span></text:p>
      <text:p text:style-name="P6"><text:span text:style-name="T28"><text:s text:c="10"/>&lt;div className="bg-white-100 w-64"&gt;</text:span></text:p>
      <text:p text:style-name="P6"><text:span text:style-name="T28"><text:s text:c="12"/>&lt;div className="bg-green-200 p-5"&gt;</text:span></text:p>
      <text:p text:style-name="P6"><text:span text:style-name="T28"><text:s text:c="14"/>&lt;img src="/products/samsung.jpg" alt="" /&gt;</text:span></text:p>
      <text:p text:style-name="P6"><text:span text:style-name="T28"><text:s text:c="12"/>&lt;/div&gt;</text:span></text:p>
      <text:p text:style-name="P6"><text:span text:style-name="T28"><text:s text:c="12"/>&lt;div className="mt-2"&gt;</text:span></text:p>
      <text:p text:style-name="P6"><text:span text:style-name="T28"><text:s text:c="14"/>&lt;h3 className="font-bold text-lg"&gt;Samsung Note 10&lt;/h3&gt;</text:span></text:p>
      <text:p text:style-name="P6"><text:span text:style-name="T28"><text:s text:c="12"/>&lt;/div&gt;</text:span></text:p>
      <text:p text:style-name="P6"><text:span text:style-name="T28"><text:s text:c="12"/>&lt;p className="text-sm mt-2 leading-1"&gt;</text:span></text:p>
      <text:p text:style-name="P6"><text:span text:style-name="T28"><text:s text:c="14"/>Run multiple applications and seamlessly flip between</text:span></text:p>
      <text:p text:style-name="P6"><text:span text:style-name="T28"><text:s text:c="14"/>presentations, streaming videos and more with the powerful</text:span></text:p>
      <text:p text:style-name="P6"><text:span text:style-name="T28"><text:s text:c="14"/>HyperFast processor</text:span></text:p>
      <text:p text:style-name="P6"><text:span text:style-name="T28"><text:s text:c="12"/>&lt;/p&gt;</text:span></text:p>
      <text:p text:style-name="P6"><text:span text:style-name="T28"><text:s text:c="12"/>&lt;div className="flex mt-2"&gt;</text:span></text:p>
      <text:p text:style-name="P6"><text:span text:style-name="T28"><text:s text:c="14"/>&lt;div className="text-2xl font-bold grow"&gt;$500.00&lt;/div&gt;</text:span></text:p>
      <text:p text:style-name="P6"><text:span text:style-name="T28"><text:s text:c="14"/>&lt;button className="bg-red-400 text-white py-1 px-3"&gt;</text:span></text:p>
      <text:p text:style-name="P6"><text:span text:style-name="T28"><text:s text:c="16"/>Add to Cart</text:span></text:p>
      <text:p text:style-name="P6"><text:span text:style-name="T28"><text:s text:c="14"/>&lt;/button&gt;</text:span></text:p>
      <text:p text:style-name="P6"><text:span text:style-name="T28"><text:s text:c="12"/>&lt;/div&gt;</text:span></text:p>
      <text:p text:style-name="P6"><text:span text:style-name="T28"><text:s text:c="10"/>&lt;/div&gt;</text:span></text:p>
      <text:p text:style-name="P6"><text:span text:style-name="T28"><text:s text:c="8"/>&lt;/div&gt;</text:span></text:p>
      <text:p text:style-name="P6"><text:span text:style-name="T28"><text:s text:c="6"/>&lt;/div&gt;</text:span></text:p>
      <text:p text:style-name="P6"><text:span text:style-name="T29"/></text:p>
      <text:p text:style-name="P6"><text:span text:style-name="T30"><text:s text:c="6"/>&lt;div&gt;&lt;/div&gt;</text:span></text:p>
      <text:p text:style-name="P6"><text:span text:style-name="T30"><text:s text:c="4"/>&lt;/div&gt;</text:span></text:p>
      <text:p text:style-name="P6"><text:span text:style-name="T30"><text:s text:c="2"/>);</text:span></text:p>
      <text:p text:style-name="P6"><text:span text:style-name="T30">}</text:span></text:p>
      <text:p text:style-name="P6"><text:span text:style-name="T30">-------------------------------------------------------------------------------------------------------------</text:span></text:p>
      <text:p text:style-name="P6"><text:a xlink:href="http://localhost:3000/api/products"><text:span text:style-name="T31">http://localhost:3000/api/products</text:span></text:a><text:span text:style-name="T32"/></text:p>
      <text:p text:style-name="P6"><draw:frame text:anchor-type="as-char" svg:width="152.40mm" svg:height="81.23mm" style:rel-width="scale" style:rel-height="scale"><draw:object-ole xlink:href="OleObj3"/><draw:image xlink:href="ObjectReplacements/OleObj3"/></draw:frame><text:span text:style-name="T33"/></text:p>
      <text:p text:style-name="P6"><text:span text:style-name="T33">-----------</text:span></text:p>
      <text:p text:style-name="P6"><text:span text:style-name="T34">-------------------------------------------------------------------------------------------------------------------</text:span></text:p>
      <text:list text:style-name="L7">
        <text:list-item>
          <text:p text:style-name="P7"><text:span text:style-name="T35">The<text:s/></text:span><text:span text:style-name="T36">ENDPOINT<text:s/></text:span><text:span text:style-name="T37">-<text:s text:c="2"/></text:span><text:span text:style-name="T38">/api/products<text:s/></text:span><text:span text:style-name="T39">is now returning ALL the<text:s/></text:span><text:span text:style-name="T40">products</text:span><text:span text:style-name="T41"><text:s text:c="2"/>listed above </text:span></text:p>
        </text:list-item>
        <text:list-item>
          <text:p text:style-name="P7"><text:span text:style-name="T41">Use index.js to fetch data from the end point and display it in the front end application </text:span></text:p>
        </text:list-item>
        <text:list-item>
          <text:p text:style-name="P7"><text:span text:style-name="T41">useEffect</text:span></text:p>
        </text:list-item>
      </text:list>
      <text:p text:style-name="P8"><text:span text:style-name="T41"/></text:p>
      <text:p text:style-name="P8"><text:span text:style-name="T42">Index,js</text:span><text:span text:style-name="T43"/></text:p>
      <text:p text:style-name="P8"><text:span text:style-name="T44">import React, { useEffect, useState } from "react";</text:span></text:p>
      <text:p text:style-name="P8"><text:span text:style-name="T44">export default function Home() {</text:span></text:p>
      <text:p text:style-name="P8"><text:span text:style-name="T44"/></text:p>
      <text:p text:style-name="P8"><text:span text:style-name="T44"><text:s text:c="2"/>const [productsInfo, setProductsInfo] = useState([]);</text:span></text:p>
      <text:p text:style-name="P8"><text:span text:style-name="T44"/></text:p>
      <text:p text:style-name="P8"><text:span text:style-name="T44"><text:s text:c="2"/>useEffect(() =&gt; {</text:span></text:p>
      <text:p text:style-name="P8"><text:span text:style-name="T44"><text:s text:c="4"/>fetch('/api/products')</text:span></text:p>
      <text:p text:style-name="P8"><text:span text:style-name="T44"><text:s text:c="6"/>.then((res) =&gt; {</text:span></text:p>
      <text:p text:style-name="P8"><text:span text:style-name="T44"><text:s text:c="8"/>if (!res.ok) {</text:span></text:p>
      <text:p text:style-name="P8"><text:span text:style-name="T44"><text:s text:c="10"/>throw new Error('Network response was not ok');</text:span></text:p>
      <text:p text:style-name="P8"><text:span text:style-name="T44"><text:s text:c="8"/>}</text:span></text:p>
      <text:p text:style-name="P8"><text:span text:style-name="T44"><text:s text:c="8"/>return res.json();</text:span></text:p>
      <text:p text:style-name="P8"><text:span text:style-name="T44"><text:s text:c="6"/>})</text:span></text:p>
      <text:p text:style-name="P8"><text:span text:style-name="T44"><text:s text:c="6"/>.then((json) =&gt; setProductsInfo(json))</text:span></text:p>
      <text:p text:style-name="P8"><text:span text:style-name="T44"><text:s text:c="6"/>.catch((error) =&gt; {</text:span></text:p>
      <text:p text:style-name="P8"><text:span text:style-name="T44"><text:s text:c="8"/>// Handle errors here</text:span></text:p>
      <text:p text:style-name="P8"><text:span text:style-name="T44"><text:s text:c="8"/>console.error("Error fetching data:", error);</text:span></text:p>
      <text:p text:style-name="P8"><text:span text:style-name="T44"><text:s text:c="6"/>});</text:span></text:p>
      <text:p text:style-name="P8"><text:span text:style-name="T44"><text:s text:c="2"/>}, []); </text:span></text:p>
      <text:p text:style-name="P8"><text:span text:style-name="T44"/></text:p>
      <text:p text:style-name="P8"><text:span text:style-name="T44"><text:s text:c="2"/>console.log({ productsInfo });</text:span></text:p>
      <text:p text:style-name="P8"><text:span text:style-name="T44"><text:s text:c="2"/>return (</text:span></text:p>
      <text:p text:style-name="P8"><text:span text:style-name="T44"><text:s text:c="4"/>&lt;div className="p-5"&gt;</text:span></text:p>
      <text:p text:style-name="P8"><text:span text:style-name="T44"><text:s text:c="6"/>&lt;div&gt;</text:span></text:p>
      <text:p text:style-name="P8"><text:span text:style-name="T44"><text:s text:c="8"/>{/*this div is for category */}</text:span></text:p>
      <text:p text:style-name="P8"><text:span text:style-name="T44"><text:s text:c="8"/>&lt;h2 className="text-2xl"&gt;Mobiles&lt;/h2&gt;</text:span></text:p>
      <text:p text:style-name="P8"><text:span text:style-name="T44"><text:s text:c="8"/>{/*this div is for actual phone<text:s text:c="2"/>*/}</text:span></text:p>
      <text:p text:style-name="P8"><text:span text:style-name="T44"><text:s text:c="8"/>&lt;div className="bg-brown-100 py-4"&gt;</text:span></text:p>
      <text:p text:style-name="P8"><text:span text:style-name="T44"><text:s text:c="10"/>&lt;div className="bg-white-100 w-64"&gt;</text:span></text:p>
      <text:p text:style-name="P8"><text:span text:style-name="T44"><text:s text:c="12"/>&lt;div className="bg-green-200 p-5"&gt;</text:span></text:p>
      <text:p text:style-name="P8"><text:span text:style-name="T44"><text:s text:c="14"/>&lt;img src="/products/samsung.jpg" alt="" /&gt;</text:span></text:p>
      <text:p text:style-name="P8"><text:span text:style-name="T44"><text:s text:c="12"/>&lt;/div&gt;</text:span></text:p>
      <text:p text:style-name="P8"><text:span text:style-name="T44"><text:s text:c="12"/>&lt;div className="mt-2"&gt;</text:span></text:p>
      <text:p text:style-name="P8"><text:span text:style-name="T44"><text:s text:c="14"/>&lt;h3 className="font-bold text-lg"&gt;Samsung Note 10&lt;/h3&gt;</text:span></text:p>
      <text:p text:style-name="P8"><text:span text:style-name="T44"><text:s text:c="12"/>&lt;/div&gt;</text:span></text:p>
      <text:p text:style-name="P8"><text:span text:style-name="T44"><text:s text:c="12"/>&lt;p className="text-sm mt-2 leading-1"&gt;</text:span></text:p>
      <text:p text:style-name="P8"><text:span text:style-name="T44"><text:s text:c="14"/>Run multiple applications and seamlessly flip between</text:span></text:p>
      <text:p text:style-name="P8"><text:span text:style-name="T44"><text:s text:c="14"/>presentations, streaming videos and more with the powerful</text:span></text:p>
      <text:p text:style-name="P8"><text:span text:style-name="T44"><text:s text:c="14"/>HyperFast processor</text:span></text:p>
      <text:p text:style-name="P8"><text:span text:style-name="T44"><text:s text:c="12"/>&lt;/p&gt;</text:span></text:p>
      <text:p text:style-name="P8"><text:span text:style-name="T44"><text:s text:c="12"/>&lt;div className="flex mt-2"&gt;</text:span></text:p>
      <text:p text:style-name="P8"><text:span text:style-name="T44"><text:s text:c="14"/>&lt;div className="text-2xl font-bold grow"&gt;$500.00&lt;/div&gt;</text:span></text:p>
      <text:p text:style-name="P8"><text:span text:style-name="T44"><text:s text:c="14"/>&lt;button className="bg-red-400 text-white py-1 px-3"&gt;</text:span></text:p>
      <text:p text:style-name="P8"><text:span text:style-name="T44"><text:s text:c="16"/>Add to Cart</text:span></text:p>
      <text:p text:style-name="P8"><text:span text:style-name="T44"><text:s text:c="14"/>&lt;/button&gt;</text:span></text:p>
      <text:p text:style-name="P8"><text:span text:style-name="T44"><text:s text:c="12"/>&lt;/div&gt;</text:span></text:p>
      <text:p text:style-name="P8"><text:span text:style-name="T44"><text:s text:c="10"/>&lt;/div&gt;</text:span></text:p>
      <text:p text:style-name="P8"><text:span text:style-name="T44"><text:s text:c="8"/>&lt;/div&gt;</text:span></text:p>
      <text:p text:style-name="P8"><text:span text:style-name="T44"><text:s text:c="6"/>&lt;/div&gt;</text:span></text:p>
      <text:p text:style-name="P8"><text:span text:style-name="T44"/></text:p>
      <text:p text:style-name="P8"><text:span text:style-name="T44"><text:s text:c="6"/>&lt;div&gt;&lt;/div&gt;</text:span></text:p>
      <text:p text:style-name="P8"><text:span text:style-name="T44"><text:s text:c="4"/>&lt;/div&gt;</text:span></text:p>
      <text:p text:style-name="P8"><text:span text:style-name="T44"><text:s text:c="2"/>);</text:span></text:p>
      <text:p text:style-name="P8"><text:span text:style-name="T44">}<text:tab/></text:span></text:p>
      <text:p text:style-name="P9"><text:span text:style-name="T45"/></text:p>
      <text:p text:style-name="P9"><text:span text:style-name="T45">Right Click- INSPECT</text:span></text:p>
      <text:p text:style-name="P9"><draw:frame text:anchor-type="as-char" svg:width="152.40mm" svg:height="81.23mm" style:rel-width="scale" style:rel-height="scale"><draw:object-ole xlink:href="OleObj4"/><draw:image xlink:href="ObjectReplacements/OleObj4"/></draw:frame><text:span text:style-name="T45"/></text:p>
      <text:p text:style-name="P9"><text:span text:style-name="T45"/></text:p>
      <text:p text:style-name="P9"><text:span text:style-name="T45">Create Category names as 1 Array []</text:span></text:p>
      <text:p text:style-name="P9"><text:span text:style-name="T45">.</text:span></text:p>
      <text:p text:style-name="P9"><text:span text:style-name="T45"/></text:p>
      <text:p text:style-name="P9"><text:span text:style-name="T45"/></text:p>
      <text:p text:style-name="P10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